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ál" style:master-page-name="MP0" style:family="paragraph">
      <style:paragraph-properties fo:break-before="page"/>
    </style:style>
    <style:style style:name="T2" style:parent-style-name="Bekezdésalapbetűtípusa" style:family="text">
      <style:text-properties fo:background-color="#FFFF00"/>
    </style:style>
    <style:style style:name="T3" style:parent-style-name="Bekezdésalapbetűtípusa" style:family="text">
      <style:text-properties fo:background-color="#FFFF00"/>
    </style:style>
    <style:style style:name="T4" style:parent-style-name="Bekezdésalapbetűtípusa" style:family="text">
      <style:text-properties fo:background-color="#FFFF00"/>
    </style:style>
    <style:style style:name="T5" style:parent-style-name="Bekezdésalapbetűtípusa" style:family="text">
      <style:text-properties fo:background-color="#FFFF00"/>
    </style:style>
  </office:automatic-styles>
  <office:body>
    <office:text text:use-soft-page-breaks="true">
      <text:p text:style-name="P1"><text:span text:style-name="T2">LOL</text:span><text:span text:style-name="T3"><text:s/>L</text:span><text:span text:style-name="T4">eague of Legends</text:span></text:p>
      <text:p text:style-name="Normál">&lt;!DOCTYPE html&gt;</text:p>
      <text:p text:style-name="Normál">&lt;html lang="hu"&gt;</text:p>
      <text:p text:style-name="Normál">&lt;head&gt;</text:p>
      <text:p text:style-name="Normál"><text:s text:c="4"/>&lt;meta charset="UTF-8"&gt;</text:p>
      <text:p text:style-name="Normál"><text:s text:c="4"/>&lt;meta http-equiv="X-UA-Compatible" content="IE=edge"&gt;</text:p>
      <text:p text:style-name="Normál"><text:s text:c="4"/>&lt;meta name="viewport" content="width=device-width, initial-scale=1.0"&gt;</text:p>
      <text:p text:style-name="Normál"><text:s text:c="4"/>&lt;link rel="stylesheet" href="./style/style.css"&gt;</text:p>
      <text:p text:style-name="Normál"><text:s text:c="4"/>&lt;title&gt;LOL&lt;/title&gt;</text:p>
      <text:p text:style-name="Normál">&lt;/head&gt;</text:p>
      <text:p text:style-name="Normál">&lt;body&gt;</text:p>
      <text:p text:style-name="Normál"><text:s text:c="4"/>&lt;div class="container"&gt;</text:p>
      <text:p text:style-name="Normál"><text:s text:c="8"/>&lt;div class="header"&gt;</text:p>
      <text:p text:style-name="Normál"><text:s text:c="12"/>&lt;h1&gt;League of Legends&lt;/h1&gt;</text:p>
      <text:p text:style-name="Normál"><text:s text:c="12"/>&lt;img class="header_mobil" src="./img/header_mobil.jpg"&gt;</text:p>
      <text:p text:style-name="Normál"><text:s text:c="12"/>&lt;img class="header_big" src="./img/header.webp"&gt;</text:p>
      <text:p text:style-name="Normál"/>
      <text:p text:style-name="Normál"><text:s text:c="8"/>&lt;/div&gt;</text:p>
      <text:p text:style-name="Normál"><text:s text:c="8"/>&lt;div class="mater"&gt;</text:p>
      <text:p text:style-name="Normál"><text:s text:c="8"/>&lt;div class="navigation"&gt;</text:p>
      <text:p text:style-name="Normál"><text:s text:c="12"/>&lt;ul&gt;</text:p>
      <text:p text:style-name="Normál"><text:s text:c="16"/>&lt;li&gt;&lt;a href="#"&gt;LOL&lt;/a&gt;&lt;/li&gt;</text:p>
      <text:p text:style-name="Normál"><text:s text:c="16"/>&lt;li&gt;&lt;a href="#"&gt;ARCADE&lt;/a&gt;&lt;/li&gt;</text:p>
      <text:p text:style-name="Normál"><text:s text:c="16"/>&lt;li&gt;&lt;a href="#"&gt;ABOUT&lt;/a&gt;&lt;/li&gt;</text:p>
      <text:p text:style-name="Normál"><text:s text:c="16"/>&lt;li&gt;&lt;a href="#"&gt;CONTACT&lt;/a&gt;&lt;/li&gt;</text:p>
      <text:p text:style-name="Normál"><text:s text:c="12"/>&lt;/ul&gt; <text:s text:c="11"/></text:p>
      <text:p text:style-name="Normál"><text:s text:c="8"/>&lt;/div&gt;</text:p>
      <text:p text:style-name="Normál"><text:s text:c="8"/>&lt;div class="contents"&gt;</text:p>
      <text:p text:style-name="Normál"><text:s text:c="8"/>&lt;div class="content"&gt;</text:p>
      <text:p text:style-name="Normál"><text:s text:c="12"/>&lt;img src="./img/1.png" alt="Red"&gt;</text:p>
      <text:p text:style-name="Normál"><text:s text:c="12"/>&lt;p&gt;Lorem ipsum, dolor sit amet consectetur adipisicing elit. Sint numquam unde sapiente commodi qui doloremque illo maiores et tempore cupiditate quaerat aperiam in nulla, odit animi doloribus. Quibusdam rem, voluptatibus, numquam id, nostrum quod itaque et vel officia natus sed consectetur eaque corrupti nisi dolore omnis eveniet odio odit doloribus incidunt similique vero. Quam, nesciunt rerum praesentium quasi illo error animi harum ipsam sapiente ut, aperiam optio obcaecati similique dolor consectetur, veniam tempore commodi repellendus autem vero. Voluptates, quaerat iusto facere, non a dolore corrupti, ad praesentium quisquam ipsa iure tempore illum eaque nulla nesciunt dolores porro est recusandae harum id natus! Atque excepturi dicta earum nisi<text:s/><text:soft-page-break/>perferendis eum deserunt ratione quis necessitatibus a impedit error sit, voluptas nostrum at cupiditate vel officia. Natus exercitationem pariatur ratione impedit error laboriosam voluptates, possimus iure enim nisi quia earum itaque esse? Quis cumque incidunt esse nihil saepe similique ad accusamus eius optio.</text:p>
      <text:p text:style-name="Normál"><text:s text:c="12"/>&lt;/p&gt;</text:p>
      <text:p text:style-name="Normál"><text:s text:c="12"/>&lt;p&gt;Lorem ipsum, dolor sit amet consectetur adipisicing elit. Sint numquam unde sapiente commodi qui doloremque illo maiores et tempore cupiditate quaerat aperiam in nulla, odit animi doloribus. Quibusdam rem, voluptatibus, numquam id, nostrum quod itaque et vel officia natus sed consectetur eaque corrupti nisi dolore omnis eveniet odio odit doloribus incidunt similique vero. Quam, nesciunt rerum praesentium quasi illo error animi harum ipsam sapiente ut, aperiam optio obcaecati similique dolor consectetur, veniam tempore commodi repellendus autem vero. Voluptates, quaerat iusto facere, non a dolore corrupti, ad praesentium quisquam ipsa iure tempore illum eaque nulla nesciunt dolores porro est recusandae harum id natus! Atque excepturi dicta earum nisi perferendis eum deserunt ratione quis necessitatibus a impedit error sit, voluptas nostrum at cupiditate vel officia. Natus exercitationem pariatur ratione impedit error laboriosam voluptates, possimus iure enim nisi quia earum itaque esse? Quis cumque incidunt esse nihil saepe similique ad accusamus eius optio.</text:p>
      <text:p text:style-name="Normál"><text:s text:c="12"/>&lt;/p&gt;</text:p>
      <text:p text:style-name="Normál"><text:s text:c="10"/></text:p>
      <text:p text:style-name="Normál"><text:s text:c="8"/>&lt;/div&gt;</text:p>
      <text:p text:style-name="Normál"><text:s text:c="8"/>&lt;div class="content"&gt;</text:p>
      <text:p text:style-name="Normál"><text:s text:c="12"/>&lt;img src="./img/2.png" alt="Red"&gt;</text:p>
      <text:p text:style-name="Normál"><text:s text:c="12"/>&lt;p&gt;Lorem ipsum, dolor sit amet consectetur adipisicing elit. Sint numquam unde sapiente commodi qui doloremque illo maiores et tempore cupiditate quaerat aperiam in nulla, odit animi doloribus. Quibusdam rem, voluptatibus, numquam id, nostrum quod itaque et vel officia natus sed consectetur eaque corrupti nisi dolore omnis eveniet odio odit doloribus incidunt similique vero. Quam, nesciunt rerum praesentium quasi illo error animi harum ipsam sapiente ut, aperiam optio obcaecati similique dolor consectetur, veniam tempore commodi repellendus autem vero. Voluptates, quaerat iusto facere, non a dolore corrupti, ad praesentium quisquam ipsa iure tempore illum eaque nulla nesciunt dolores porro est recusandae harum id natus! Atque excepturi dicta earum nisi perferendis eum deserunt ratione quis necessitatibus a impedit error sit, voluptas nostrum at cupiditate vel officia. Natus exercitationem pariatur ratione impedit error laboriosam voluptates, possimus iure enim nisi quia earum itaque esse? Quis cumque incidunt esse nihil saepe similique ad accusamus eius optio.</text:p>
      <text:p text:style-name="Normál"><text:s text:c="12"/>&lt;/p&gt;</text:p>
      <text:p text:style-name="Normál"><text:s text:c="12"/>&lt;p&gt;Lorem ipsum, dolor sit amet consectetur adipisicing elit. Sint numquam unde sapiente commodi qui doloremque illo maiores et tempore cupiditate quaerat aperiam in nulla, odit animi doloribus. Quibusdam rem, voluptatibus, numquam id, nostrum quod itaque et vel officia natus sed consectetur eaque corrupti nisi dolore omnis eveniet odio odit doloribus incidunt similique vero. Quam, nesciunt rerum praesentium quasi illo error animi harum ipsam sapiente ut, aperiam optio obcaecati similique dolor consectetur, veniam tempore commodi repellendus autem vero. Voluptates, quaerat iusto facere, non a dolore corrupti, ad praesentium quisquam ipsa iure tempore illum eaque nulla nesciunt dolores porro est recusandae harum id natus! Atque excepturi dicta earum nisi perferendis eum deserunt ratione quis necessitatibus a impedit error sit, voluptas nostrum at cupiditate vel officia. Natus exercitationem pariatur ratione impedit error laboriosam voluptates, possimus iure enim nisi quia earum itaque esse? Quis cumque incidunt esse nihil saepe similique ad accusamus eius optio.</text:p>
      <text:p text:style-name="Normál"><text:s text:c="12"/>&lt;/p&gt;</text:p>
      <text:p text:style-name="Normál"><text:s text:c="10"/></text:p>
      <text:p text:style-name="Normál"><text:s text:c="8"/>&lt;/div&gt;</text:p>
      <text:p text:style-name="Normál"><text:s text:c="8"/></text:p>
      <text:p text:style-name="Normál"><text:s text:c="4"/>&lt;/div&gt;</text:p>
      <text:soft-page-break/>
      <text:p text:style-name="Normál">&lt;/div&gt;</text:p>
      <text:p text:style-name="Normál"><text:s text:c="4"/>&lt;/div&gt;</text:p>
      <text:p text:style-name="Normál"><text:s text:c="4"/></text:p>
      <text:p text:style-name="Normál">&lt;/body&gt;</text:p>
      <text:p text:style-name="Normál">&lt;/html&gt;</text:p>
      <text:p text:style-name="Normál"/>
      <text:p text:style-name="Normál"><text:span text:style-name="T5">css</text:span></text:p>
      <text:p text:style-name="Normál">*{</text:p>
      <text:p text:style-name="Normál"><text:s text:c="4"/>padding: 0;</text:p>
      <text:p text:style-name="Normál"><text:s text:c="4"/>margin:0;</text:p>
      <text:p text:style-name="Normál"><text:s text:c="4"/>box-sizing: border-box;</text:p>
      <text:p text:style-name="Normál">}</text:p>
      <text:p text:style-name="Normál">img{</text:p>
      <text:p text:style-name="Normál"><text:s text:c="4"/>width: 100%;</text:p>
      <text:p text:style-name="Normál">}</text:p>
      <text:p text:style-name="Normál">body{</text:p>
      <text:p text:style-name="Normál"><text:s text:c="4"/>background: url('../img/back.webp') no-repeat center center black;</text:p>
      <text:p text:style-name="Normál"><text:s text:c="4"/>background-attachment: fixed;</text:p>
      <text:p text:style-name="Normál"><text:s text:c="4"/>background-size: contain;</text:p>
      <text:p text:style-name="Normál">}</text:p>
      <text:p text:style-name="Normál">.container{</text:p>
      <text:p text:style-name="Normál"><text:s text:c="4"/>max-width: 1200px;</text:p>
      <text:p text:style-name="Normál"><text:s text:c="4"/>margin:0 auto;</text:p>
      <text:p text:style-name="Normál"><text:s text:c="4"/>color: orange;</text:p>
      <text:p text:style-name="Normál"><text:s text:c="4"/>box-shadow: 5px 0 20px rgba(255,255,255,0.2);</text:p>
      <text:p text:style-name="Normál">}</text:p>
      <text:p text:style-name="Normál">.header_big{</text:p>
      <text:p text:style-name="Normál"><text:s text:c="4"/>display: none;</text:p>
      <text:p text:style-name="Normál">}</text:p>
      <text:p text:style-name="Normál">.navigation{</text:p>
      <text:p text:style-name="Normál"><text:s text:c="4"/>position: sticky;</text:p>
      <text:p text:style-name="Normál"><text:s text:c="4"/>top:0;</text:p>
      <text:p text:style-name="Normál">}</text:p>
      <text:p text:style-name="Normál">.navigation ul{</text:p>
      <text:p text:style-name="Normál"><text:s text:c="4"/>list-style: none;</text:p>
      <text:soft-page-break/>
      <text:p text:style-name="Normál"><text:s text:c="4"/>background: black;</text:p>
      <text:p text:style-name="Normál">}</text:p>
      <text:p text:style-name="Normál"/>
      <text:p text:style-name="Normál">.navigation ul::after, .mater::after {</text:p>
      <text:p text:style-name="Normál"><text:s text:c="4"/>content: "";</text:p>
      <text:p text:style-name="Normál"><text:s text:c="4"/>clear: both;</text:p>
      <text:p text:style-name="Normál"><text:s text:c="4"/>display: table;</text:p>
      <text:p text:style-name="Normál"><text:s text:c="2"/>}</text:p>
      <text:p text:style-name="Normál"/>
      <text:p text:style-name="Normál">.navigation ul li{</text:p>
      <text:p text:style-name="Normál"><text:s text:c="4"/>width:24.9999%;</text:p>
      <text:p text:style-name="Normál"><text:s text:c="4"/>float:left;</text:p>
      <text:p text:style-name="Normál"><text:s text:c="4"/>text-align: center;</text:p>
      <text:p text:style-name="Normál">}</text:p>
      <text:p text:style-name="Normál">.navigation ul li a{</text:p>
      <text:p text:style-name="Normál"><text:s text:c="4"/>text-decoration: none;</text:p>
      <text:p text:style-name="Normál"><text:s text:c="4"/>color:orange;</text:p>
      <text:p text:style-name="Normál"><text:s text:c="4"/>display:block;</text:p>
      <text:p text:style-name="Normál"><text:s text:c="4"/>padding:5px;</text:p>
      <text:p text:style-name="Normál"/>
      <text:p text:style-name="Normál"/>
      <text:p text:style-name="Normál">}</text:p>
      <text:p text:style-name="Normál">.navigation ul li a:hover{</text:p>
      <text:p text:style-name="Normál"><text:s text:c="4"/>color:white;</text:p>
      <text:p text:style-name="Normál">}</text:p>
      <text:p text:style-name="Normál">.mater{</text:p>
      <text:p text:style-name="Normál"><text:s text:c="4"/>background: black;</text:p>
      <text:p text:style-name="Normál">}</text:p>
      <text:p text:style-name="Normál">@media(min-width:601px){</text:p>
      <text:p text:style-name="Normál"><text:s text:c="4"/>.header_big{</text:p>
      <text:p text:style-name="Normál"><text:s text:c="8"/>display: block;</text:p>
      <text:p text:style-name="Normál"><text:s text:c="4"/>}</text:p>
      <text:p text:style-name="Normál"><text:s text:c="4"/>.header_mobil{</text:p>
      <text:p text:style-name="Normál"><text:s text:c="8"/>display:none;</text:p>
      <text:p text:style-name="Normál"><text:s text:c="4"/>}</text:p>
      <text:soft-page-break/>
      <text:p text:style-name="Normál"><text:s text:c="4"/>.navigation{</text:p>
      <text:p text:style-name="Normál"><text:s text:c="8"/>position: relative;</text:p>
      <text:p text:style-name="Normál"><text:s text:c="8"/>float:left;</text:p>
      <text:p text:style-name="Normál"><text:s text:c="8"/>width: 24.99999%;</text:p>
      <text:p text:style-name="Normál"><text:s text:c="4"/>}</text:p>
      <text:p text:style-name="Normál"><text:s text:c="4"/>.navigation ul li{</text:p>
      <text:p text:style-name="Normál"><text:s text:c="8"/>width:100%;</text:p>
      <text:p text:style-name="Normál"><text:s text:c="4"/>}</text:p>
      <text:p text:style-name="Normál"><text:s text:c="4"/>.contents{</text:p>
      <text:p text:style-name="Normál"><text:s text:c="8"/>float:left;</text:p>
      <text:p text:style-name="Normál"><text:s text:c="8"/>width:74.99999%</text:p>
      <text:p text:style-name="Normál"><text:s text:c="4"/>}</text:p>
      <text:p text:style-name="Normál"><text:s text:c="4"/>.content img{</text:p>
      <text:p text:style-name="Normál"><text:s text:c="8"/>width:49.9999%;</text:p>
      <text:p text:style-name="Normál"><text:s text:c="8"/>float:left;</text:p>
      <text:p text:style-name="Normál"><text:s text:c="4"/>}</text:p>
      <text:p text:style-name="Normá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judmila Talian</meta:initial-creator>
    <dc:creator>Ljudmila Talian</dc:creator>
    <meta:creation-date>2022-01-25T21:26:00Z</meta:creation-date>
    <dc:date>2022-01-25T21:26:00Z</dc:date>
    <meta:template xlink:href="Normal.dotm" xlink:type="simple"/>
    <meta:editing-cycles>2</meta:editing-cycles>
    <meta:editing-duration>PT300S</meta:editing-duration>
    <meta:document-statistic meta:page-count="5" meta:paragraph-count="13" meta:word-count="867" meta:character-count="6841" meta:row-count="49" meta:non-whitespace-character-count="5987"/>
  </office:meta>
</office:document-meta>
</file>